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T1" style:family="text">
      <style:text-properties style:font-name="Segoe UI3" style:font-name-asian="Segoe UI3" style:font-name-complex="Segoe UI3"/>
    </style:style>
    <style:style style:name="T2" style:family="text">
      <style:text-properties style:font-name="Segoe UI2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Newtonschen Gesetze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Das Trägheitsgesetz</text:p>
                                  </text:list-item>
                                  <text:list-item>
                                    <text:p text:style-name="P1">Das Gesetz von Ursache und Wirkung (F = m <text:span text:style-name="T1">·</text:span><text:span text:style-name="T2"> a)</text:span></text:p>
                                  </text:list-item>
                                  <text:list-item>
                                    <text:p text:style-name="P1"><text:span text:style-name="T2">Das Gesetz der Übereinstimmung von Aktion und Reak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 (ein Vektor), welche Verformung oder eine Änderung der Geschwindigkeit eines Objekts hervorr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"Nettokraf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umme aller auf ein Objekt wirkender Kräfte.</text:p>
            <text:p/>
            <text:p>Bei entgegengerichteten Kräften kann die Nettokraft durchaus geringer als einzelne Kräfte sein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Objekt im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Nettokraft verschwindet, </text:p>
            <text:p/>
            <text:p>also die Summe aller auf das Objekt einwirkender Kräfte Null ergib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rägh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as "Beharrungsvermögen" eines Objekts seine gegenwärtige Bewegung beizubehal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Trägheit 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ie Masse ist ein Maß für die Trägheit eines Objek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9M27S</meta:editing-duration>
    <meta:editing-cycles>8</meta:editing-cycles>
    <meta:generator>LibreOffice/4.3.4.1$Windows_x86 LibreOffice_project/bc356b2f991740509f321d70e4512a6a54c5f243</meta:generator>
    <dc:date>2015-02-27T12:51:57.007000000</dc:date>
    <meta:document-statistic meta:object-count="117"/>
  </office:meta>
</office:document-meta>
</file>